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>
      <style:text-properties officeooo:rsid="0012da9c" officeooo:paragraph-rsid="0012da9c"/>
    </style:style>
    <style:style style:name="P8" style:family="paragraph" style:parent-style-name="Preformatted_20_Text">
      <style:paragraph-properties fo:margin-top="0cm" fo:margin-bottom="0.499cm" style:contextual-spacing="false"/>
    </style:style>
    <style:style style:name="P9" style:family="paragraph" style:parent-style-name="Preformatted_20_Text">
      <style:paragraph-properties fo:margin-top="0cm" fo:margin-bottom="0.499cm" style:contextual-spacing="false"/>
      <style:text-properties officeooo:rsid="001148bd" officeooo:paragraph-rsid="001148bd"/>
    </style:style>
    <style:style style:name="P10" style:family="paragraph" style:parent-style-name="Preformatted_20_Text">
      <style:paragraph-properties fo:margin-top="0cm" fo:margin-bottom="0.499cm" style:contextual-spacing="false"/>
      <style:text-properties officeooo:paragraph-rsid="0012da9c"/>
    </style:style>
    <style:style style:name="T1" style:family="text">
      <style:text-properties officeooo:rsid="0012da9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rrays </text:h>
      <text:list xml:id="list2548198263041306774" text:style-name="L1">
        <text:list-item>
          <text:p text:style-name="P2">1 ) Write the following program : </text:p>
        </text:list-item>
      </text:list>
      <text:p text:style-name="Preformatted_20_Text"><text:span text:style-name="Source_20_Text">Declare an integer array of size 100.</text:span></text:p>
      <text:p text:style-name="Preformatted_20_Text"><text:span text:style-name="Source_20_Text">Assign numbers 1-100 to each element of the array.</text:span></text:p>
      <text:p text:style-name="Preformatted_20_Text"><text:span text:style-name="Source_20_Text">Print all the numbers.</text:span></text:p>
      <text:p text:style-name="Preformatted_20_Text"><text:span text:style-name="Source_20_Text">Print all even elements.</text:span></text:p>
      <text:p text:style-name="Preformatted_20_Text"><text:span text:style-name="Source_20_Text">Print all odd elements.</text:span></text:p>
      <text:p text:style-name="Preformatted_20_Text"><text:span text:style-name="Source_20_Text">Add 5 to each element and print 5 – 105 numbers.</text:span></text:p>
      <text:p text:style-name="P9">#include&lt;stdio.h&gt;</text:p>
      <text:p text:style-name="P9"></text:p>
      <text:p text:style-name="P9"></text:p>
      <text:p text:style-name="P9">int main()</text:p>
      <text:p text:style-name="P9">{</text:p>
      <text:p text:style-name="P9"><text:tab/>int number[100]={0};</text:p>
      <text:p text:style-name="P9"><text:tab/>unsigned short i;</text:p>
      <text:p text:style-name="P9"><text:tab/>for(i=0;i&lt;100;i++) <text:s text:c="32"/>// Assign and print all numbers</text:p>
      <text:p text:style-name="P9"><text:tab/>{</text:p>
      <text:p text:style-name="P9"><text:tab/>number[i]=i+1;</text:p>
      <text:p text:style-name="P9"><text:tab/>printf("N[%d] = %d\n",i,number[i]); </text:p>
      <text:p text:style-name="P9"><text:tab/>}</text:p>
      <text:p text:style-name="P9"><text:tab/></text:p>
      <text:p text:style-name="P9"><text:tab/>printf("\n Printing even \n");</text:p>
      <text:p text:style-name="P9"><text:tab/></text:p>
      <text:p text:style-name="P9"><text:tab/>for(i=1;i&lt;100;i=i+2) <text:s text:c="32"/>// print all even numbers</text:p>
      <text:p text:style-name="P9"><text:s text:c="8"/>{</text:p>
      <text:p text:style-name="P9"><text:s text:c="8"/>printf("N[%d] = %d\n",i,number[i]);</text:p>
      <text:p text:style-name="P9"><text:s text:c="8"/>}</text:p>
      <text:p text:style-name="P9"></text:p>
      <text:p text:style-name="P9"><text:tab/> <text:s/>printf("\n Printing odd\n");</text:p>
      <text:p text:style-name="P9"></text:p>
      <text:p text:style-name="P9"><text:tab/>for(i=0;i&lt;100;i=i+2) <text:s text:c="32"/>// print all odd <text:soft-page-break/>numbers</text:p>
      <text:p text:style-name="P9"><text:s text:c="8"/>{</text:p>
      <text:p text:style-name="P9"><text:s text:c="8"/>printf("N[%d] = %d\n",i,number[i]);</text:p>
      <text:p text:style-name="P9"><text:s text:c="8"/>}</text:p>
      <text:p text:style-name="P9"><text:tab/></text:p>
      <text:p text:style-name="P9"><text:tab/> <text:s/>printf("\nPrinting Add 5 to each \n");</text:p>
      <text:p text:style-name="P9"></text:p>
      <text:p text:style-name="P9"><text:s text:c="8"/>for(i=0;i&lt;100;i++) <text:s text:c="32"/>// Add 5 to each element and print 5-105 <text:s/>numbers</text:p>
      <text:p text:style-name="P9"><text:s text:c="8"/>{</text:p>
      <text:p text:style-name="P9"><text:s text:c="8"/>number[i]=number[i]+5;</text:p>
      <text:p text:style-name="P9"><text:s text:c="8"/>printf("N[%d] = %d\n",i,number[i]);</text:p>
      <text:p text:style-name="P9"><text:s text:c="8"/>}</text:p>
      <text:p text:style-name="P9"></text:p>
      <text:p text:style-name="P9"><text:tab/> <text:s/>printf("\n");</text:p>
      <text:p text:style-name="P9"></text:p>
      <text:p text:style-name="P9">}</text:p>
      <text:p text:style-name="P9"></text:p>
      <text:list xml:id="list3933819327929915357" text:style-name="L2">
        <text:list-item>
          <text:p text:style-name="P3">2 ) Write the following program : </text:p>
        </text:list-item>
      </text:list>
      <text:p text:style-name="Preformatted_20_Text"><text:span text:style-name="Source_20_Text">Declare a character array without size.</text:span></text:p>
      <text:p text:style-name="Preformatted_20_Text"><text:span text:style-name="Source_20_Text">Initialize the array with characters of your name.</text:span></text:p>
      <text:p text:style-name="P1"><text:span text:style-name="Source_20_Text">Print your name using for loop.</text:span></text:p>
      <text:p text:style-name="P10"><text:span text:style-name="Source_20_Text"><text:span text:style-name="T1">/*2 ) Write the following program : </text:span></text:span></text:p>
      <text:p text:style-name="P10"><text:span text:style-name="Source_20_Text"><text:span text:style-name="T1">Declare a character array without size.</text:span></text:span></text:p>
      <text:p text:style-name="P10"><text:span text:style-name="Source_20_Text"><text:span text:style-name="T1">Initialize the array with characters of your name.</text:span></text:span></text:p>
      <text:p text:style-name="P10"><text:span text:style-name="Source_20_Text"><text:span text:style-name="T1">Print your name using for loop. */</text:span></text:span></text:p>
      <text:p text:style-name="P10"><text:span text:style-name="Source_20_Text"><text:span text:style-name="T1"></text:span></text:span></text:p>
      <text:p text:style-name="P10"><text:span text:style-name="Source_20_Text"><text:span text:style-name="T1">#include&lt;stdio.h&gt;</text:span></text:span></text:p>
      <text:p text:style-name="P10"><text:span text:style-name="Source_20_Text"><text:span text:style-name="T1">#define size 21</text:span></text:span></text:p>
      <text:p text:style-name="P10"><text:span text:style-name="Source_20_Text"><text:span text:style-name="T1"></text:span></text:span></text:p>
      <text:p text:style-name="P10"><text:soft-page-break/><text:span text:style-name="Source_20_Text"><text:span text:style-name="T1">int <text:s/>main()</text:span></text:span></text:p>
      <text:p text:style-name="P10"><text:span text:style-name="Source_20_Text"><text:span text:style-name="T1">{</text:span></text:span></text:p>
      <text:p text:style-name="P10"><text:span text:style-name="Source_20_Text"><text:span text:style-name="T1"><text:s text:c="8"/>char character[]={'A','v','i','n','a','s','h',' ','S','i','n','g','h',' ','C','h','a','u','h','a','n'};</text:span></text:span></text:p>
      <text:p text:style-name="P10"><text:span text:style-name="Source_20_Text"><text:span text:style-name="T1"><text:s text:c="8"/>unsigned short i;</text:span></text:span></text:p>
      <text:p text:style-name="P10"><text:span text:style-name="Source_20_Text"><text:span text:style-name="T1"></text:span></text:span></text:p>
      <text:p text:style-name="P10"><text:span text:style-name="Source_20_Text"><text:span text:style-name="T1"><text:tab/>printf("\n\n");</text:span></text:span></text:p>
      <text:p text:style-name="P10"><text:span text:style-name="Source_20_Text"><text:span text:style-name="T1"></text:span></text:span></text:p>
      <text:p text:style-name="P10"><text:span text:style-name="Source_20_Text"><text:span text:style-name="T1"><text:s text:c="8"/>for(i=0;i&lt;size;i++) <text:s text:c="32"/>// Assign and print all numbers</text:span></text:span></text:p>
      <text:p text:style-name="P10"><text:span text:style-name="Source_20_Text"><text:span text:style-name="T1"><text:s text:c="8"/>{</text:span></text:span></text:p>
      <text:p text:style-name="P10"><text:span text:style-name="Source_20_Text"><text:span text:style-name="T1"><text:s text:c="8"/>printf("%c",character[i]);</text:span></text:span></text:p>
      <text:p text:style-name="P10"><text:span text:style-name="Source_20_Text"><text:span text:style-name="T1"><text:s text:c="8"/>}</text:span></text:span></text:p>
      <text:p text:style-name="P10"><text:span text:style-name="Source_20_Text"><text:span text:style-name="T1"></text:span></text:span></text:p>
      <text:p text:style-name="P10"><text:span text:style-name="Source_20_Text"><text:span text:style-name="T1"><text:tab/>printf("\n\n");</text:span></text:span></text:p>
      <text:p text:style-name="P10"><text:span text:style-name="Source_20_Text"><text:span text:style-name="T1">}</text:span></text:span></text:p>
      <text:p text:style-name="P10"><text:span text:style-name="Source_20_Text"><text:span text:style-name="T1"></text:span></text:span></text:p>
      <text:list xml:id="list888747834146060411" text:style-name="L3">
        <text:list-item>
          <text:p text:style-name="P4">3 )Declare an array of size 10. Enter 10 elements and save them in the array. Print the array . Find out the biggest and smallest numbers and their indexes and print. </text:p>
        </text:list-item>
      </text:list>
      <text:p text:style-name="P7">/*3 )Declare an array of size 10. Enter 10 elements and save them in the array. Print the array . </text:p>
      <text:p text:style-name="P7">Find out the biggest and smallest numbers and their indexes and print. <text:s/>*/</text:p>
      <text:p text:style-name="P7"></text:p>
      <text:p text:style-name="P7">#include&lt;stdio.h&gt;</text:p>
      <text:p text:style-name="P7">int main()</text:p>
      <text:p text:style-name="P7">{</text:p>
      <text:p text:style-name="P7"><text:s text:c="8"/>int number[10];</text:p>
      <text:p text:style-name="P7"><text:tab/>int BIG;</text:p>
      <text:p text:style-name="P7"><text:tab/>int SMALL;</text:p>
      <text:p text:style-name="P7"><text:s text:c="8"/>int i,INDEX_B,INDEX_S;</text:p>
      <text:p text:style-name="P7"><text:tab/></text:p>
      <text:p text:style-name="P7"><text:s text:c="7"/><text:tab/><text:tab/>for(i=0;i&lt;10;i++) <text:s text:c="32"/>// storing 10 values by user </text:p>
      <text:p text:style-name="P7"><text:soft-page-break/><text:s text:c="8"/><text:tab/>{</text:p>
      <text:p text:style-name="P7"><text:tab/><text:tab/><text:tab/>printf("Enter %d element \n",i+1);</text:p>
      <text:p text:style-name="P7"><text:s text:c="7"/><text:tab/><text:tab/><text:tab/>scanf("%d",&amp;number[i]);</text:p>
      <text:p text:style-name="P7"><text:s text:c="8"/><text:tab/>}</text:p>
      <text:p text:style-name="P7"></text:p>
      <text:p text:style-name="P7"></text:p>
      <text:p text:style-name="P7"><text:s text:c="8"/>printf("\n Printing 10 values \n");</text:p>
      <text:p text:style-name="P7"></text:p>
      <text:p text:style-name="P7"></text:p>
      <text:p text:style-name="P7"><text:s text:c="8"/><text:tab/>for(i=0;i&lt;10;i++) <text:s text:c="32"/>// printing 10 values</text:p>
      <text:p text:style-name="P7"><text:s text:c="8"/><text:tab/>{</text:p>
      <text:p text:style-name="P7"><text:s text:c="8"/><text:tab/><text:tab/>printf("Element %d = %d\n",i+1,number[i]);</text:p>
      <text:p text:style-name="P7"><text:s text:c="8"/><text:tab/>}</text:p>
      <text:p text:style-name="P7"></text:p>
      <text:p text:style-name="P7"></text:p>
      <text:p text:style-name="P7"><text:s text:c="8"/>printf("\n Finding BIGGER and SMMALLER\n");</text:p>
      <text:p text:style-name="P7"></text:p>
      <text:p text:style-name="P7"><text:tab/><text:tab/>BIG = number[0];</text:p>
      <text:p text:style-name="P7"><text:tab/><text:tab/>SMALL = number[0];</text:p>
      <text:p text:style-name="P7"></text:p>
      <text:p text:style-name="P7"><text:s text:c="8"/><text:tab/>for(i=1;i&lt;10;i++) <text:s text:c="32"/>// Bigger and smaller</text:p>
      <text:p text:style-name="P7"><text:s text:c="8"/><text:tab/>{</text:p>
      <text:p text:style-name="P7"><text:tab/><text:tab/><text:tab/>if(number[i] &gt; BIG)</text:p>
      <text:p text:style-name="P7"><text:tab/><text:tab/><text:tab/><text:tab/>{</text:p>
      <text:p text:style-name="P7"><text:tab/><text:tab/><text:tab/><text:tab/>BIG = number[i];</text:p>
      <text:p text:style-name="P7"><text:tab/><text:tab/><text:tab/><text:tab/>INDEX_B=i;</text:p>
      <text:p text:style-name="P7"><text:tab/><text:tab/><text:tab/><text:tab/>}</text:p>
      <text:p text:style-name="P7"><text:tab/><text:tab/><text:tab/><text:tab/></text:p>
      <text:p text:style-name="P7"><text:tab/><text:tab/><text:tab/>else if(number[i]&lt;SMALL)<text:tab/><text:tab/><text:tab/></text:p>
      <text:p text:style-name="P7"><text:tab/><text:tab/><text:tab/><text:tab/>{</text:p>
      <text:p text:style-name="P7"><text:tab/><text:tab/><text:tab/><text:tab/>SMALL = number[i];</text:p>
      <text:p text:style-name="P7"><text:soft-page-break/><text:tab/><text:tab/><text:tab/><text:tab/>INDEX_S=i;</text:p>
      <text:p text:style-name="P7"><text:tab/><text:tab/><text:tab/><text:tab/>}</text:p>
      <text:p text:style-name="P7"><text:s text:c="8"/><text:tab/>}</text:p>
      <text:p text:style-name="P7"></text:p>
      <text:p text:style-name="P7"></text:p>
      <text:p text:style-name="P7"></text:p>
      <text:p text:style-name="P7"><text:s text:c="9"/><text:tab/> printf("\n");</text:p>
      <text:p text:style-name="P7"><text:tab/> <text:tab/> printf("Bigger[%d]=%d and Smaller[%d]=%d\n",INDEX_B,BIG,INDEX_S,SMALL);</text:p>
      <text:p text:style-name="P7"></text:p>
      <text:p text:style-name="P7">}</text:p>
      <text:p text:style-name="P7"></text:p>
      <text:list xml:id="list203516301476016" text:continue-numbering="true" text:style-name="L3">
        <text:list-item>
          <text:p text:style-name="P4">4 )Try experimenting with the below array syntaxes and see the results,check their sizes, try to also read values for elements and print them: </text:p>
        </text:list-item>
      </text:list>
      <text:p text:style-name="Preformatted_20_Text"><text:span text:style-name="Source_20_Text">int arr[5] = {}; </text:span></text:p>
      <text:p text:style-name="Preformatted_20_Text"><text:span text:style-name="Source_20_Text">int arr[10] = {2.4,5.6,7.3};</text:span></text:p>
      <text:p text:style-name="Preformatted_20_Text"><text:span text:style-name="Source_20_Text">int arr[3] = {1,2,3,4,5};</text:span></text:p>
      <text:p text:style-name="Preformatted_20_Text"><text:span text:style-name="Source_20_Text">int arr[0] = {};</text:span></text:p>
      <text:p text:style-name="Preformatted_20_Text"><text:span text:style-name="Source_20_Text">int arr[0] = {1,2,3,4,5};</text:span></text:p>
      <text:p text:style-name="Preformatted_20_Text"><text:span text:style-name="Source_20_Text">int arr[] = {};</text:span></text:p>
      <text:p text:style-name="P1"><text:span text:style-name="Source_20_Text">int arr[‘a’];</text:span></text:p>
      <text:p text:style-name="Text_20_body">``</text:p>
      <text:list xml:id="list4875343878523030378" text:style-name="L4">
        <text:list-item>
          <text:p text:style-name="P5">5 ) Write the following program. </text:p>
        </text:list-item>
      </text:list>
      <text:p text:style-name="Preformatted_20_Text"><text:span text:style-name="Source_20_Text">Declare an integer variable ‘size’. </text:span></text:p>
      <text:p text:style-name="Preformatted_20_Text"><text:span text:style-name="Source_20_Text">Take the value of ‘size’ from user using scanf.</text:span></text:p>
      <text:p text:style-name="Preformatted_20_Text"><text:span text:style-name="Source_20_Text">Declare an array of any datatype, and give the integer variable ‘size’, in place of size of the array <text:s/>and initialize it to some values.(syntax: float array[size] = {1.0,2.5};)</text:span></text:p>
      <text:p text:style-name="Preformatted_20_Text"><text:span text:style-name="Source_20_Text">Using for loop, try to take user input using scanf. Loop should execute ‘size’ number of times.</text:span></text:p>
      <text:p text:style-name="P1"><text:span text:style-name="Source_20_Text">Using for loop, print the elements of the array.</text:span></text:p>
      <text:list xml:id="list8819036723831758923" text:style-name="L5">
        <text:list-item>
          <text:p text:style-name="P6">6 )Write a program to search for a specific element given by the user, in an array and display its index. </text:p>
        </text:list-item>
        <text:list-item>
          <text:p text:style-name="P6">7 ) Write a program to reverse an array and print it: </text:p>
        </text:list-item>
      </text:list>
      <text:p text:style-name="Preformatted_20_Text"><text:span text:style-name="Source_20_Text">Input : array1 ={1,2,3,4,5};</text:span></text:p>
      <text:p text:style-name="P1"><text:span text:style-name="Source_20_Text">Output : array1 = {5,4,3,2,1}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1:40:40.774201861</meta:creation-date>
    <dc:date>2017-05-31T20:35:14.281646703</dc:date>
    <meta:editing-duration>PT1M1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5" meta:paragraph-count="148" meta:word-count="526" meta:character-count="4030" meta:non-whitespace-character-count="2872"/>
  </office:meta>
</office:document-meta>
</file>